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1f7948" officeooo:paragraph-rsid="001f7948"/>
    </style:style>
    <style:style style:name="P2" style:family="paragraph" style:parent-style-name="Standard">
      <style:text-properties fo:color="#000000" style:font-name="Calibri" fo:font-size="12pt" officeooo:rsid="001f7948" officeooo:paragraph-rsid="001f7948" style:font-size-asian="12pt" style:font-size-complex="12pt"/>
    </style:style>
    <style:style style:name="P3" style:family="paragraph" style:parent-style-name="Standard">
      <style:text-properties style:font-name="Calibri" officeooo:rsid="001f7948" officeooo:paragraph-rsid="001f7948"/>
    </style:style>
    <style:style style:name="P4" style:family="paragraph" style:parent-style-name="Standard">
      <style:text-properties style:font-name="Calibri" fo:font-weight="bold" officeooo:rsid="0035f7a8" officeooo:paragraph-rsid="0035f7a8" style:font-weight-asian="bold" style:font-weight-complex="bold"/>
    </style:style>
    <style:style style:name="P5" style:family="paragraph" style:parent-style-name="Text_20_body">
      <style:text-properties fo:font-variant="normal" fo:text-transform="none" fo:color="#000000" style:font-name="Calibri" fo:font-size="12pt" fo:letter-spacing="normal" fo:font-style="normal" fo:font-weight="normal" officeooo:rsid="001f7948" officeooo:paragraph-rsid="001f7948" style:font-size-asian="12pt" style:font-size-complex="12pt"/>
    </style:style>
    <style:style style:name="P6" style:family="paragraph" style:parent-style-name="Text_20_body">
      <style:text-properties fo:font-variant="normal" fo:text-transform="none" fo:color="#000000" style:font-name="Calibri" fo:font-size="12pt" fo:letter-spacing="normal" fo:font-style="normal" fo:font-weight="normal" officeooo:rsid="0020fec0" officeooo:paragraph-rsid="00217174" style:font-size-asian="12pt" style:font-size-complex="12pt"/>
    </style:style>
    <style:style style:name="P7" style:family="paragraph" style:parent-style-name="Text_20_body">
      <style:text-properties fo:font-variant="normal" fo:text-transform="none" fo:color="#000000" style:font-name="Calibri" fo:font-size="12pt" fo:letter-spacing="normal" fo:font-style="normal" fo:font-weight="normal" officeooo:rsid="00248b50" officeooo:paragraph-rsid="00248b50" style:font-size-asian="12pt" style:font-size-complex="12pt"/>
    </style:style>
    <style:style style:name="P8" style:family="paragraph" style:parent-style-name="Text_20_body">
      <style:text-properties fo:font-variant="normal" fo:text-transform="none" fo:color="#000000" style:font-name="Calibri" fo:font-size="12pt" fo:letter-spacing="normal" fo:font-style="normal" fo:font-weight="normal" officeooo:rsid="0033222c" officeooo:paragraph-rsid="0033222c" style:font-size-asian="12pt" style:font-weight-asian="normal" style:font-size-complex="12pt" style:font-weight-complex="normal"/>
    </style:style>
    <style:style style:name="P9" style:family="paragraph" style:parent-style-name="Text_20_body">
      <style:text-properties fo:font-variant="normal" fo:text-transform="none" fo:color="#000000" style:font-name="Calibri" fo:font-size="12pt" fo:letter-spacing="normal" fo:font-style="normal" fo:font-weight="normal" officeooo:rsid="0022dd1a" officeooo:paragraph-rsid="00217174" style:font-size-asian="12pt" style:font-weight-asian="normal" style:font-size-complex="12pt" style:font-weight-complex="normal"/>
    </style:style>
    <style:style style:name="P10" style:family="paragraph" style:parent-style-name="Text_20_body">
      <style:text-properties fo:font-variant="normal" fo:text-transform="none" fo:color="#000000" style:font-name="Calibri" fo:font-size="12pt" fo:letter-spacing="normal" fo:font-style="normal" fo:font-weight="bold" officeooo:rsid="002b3e08" officeooo:paragraph-rsid="002b3e08" style:font-size-asian="12pt" style:font-weight-asian="bold" style:font-size-complex="12pt" style:font-weight-complex="bold"/>
    </style:style>
    <style:style style:name="P11" style:family="paragraph" style:parent-style-name="Text_20_body">
      <style:text-properties fo:font-variant="normal" fo:text-transform="none" fo:color="#000000" style:font-name="Calibri" fo:font-size="12pt" fo:letter-spacing="normal" fo:font-style="normal" fo:font-weight="bold" officeooo:rsid="00248b50" officeooo:paragraph-rsid="00248b50" style:font-size-asian="12pt" style:font-weight-asian="bold" style:font-size-complex="12pt" style:font-weight-complex="bold"/>
    </style:style>
    <style:style style:name="P12" style:family="paragraph" style:parent-style-name="Text_20_body">
      <style:text-properties fo:font-variant="normal" fo:text-transform="none" fo:color="#000000" style:font-name="Calibri" fo:font-size="12pt" fo:letter-spacing="normal" fo:font-style="normal" fo:font-weight="bold" officeooo:rsid="00340f34" officeooo:paragraph-rsid="00340f34" style:font-size-asian="12pt" style:font-weight-asian="bold" style:font-size-complex="12pt" style:font-weight-complex="bold"/>
    </style:style>
    <style:style style:name="P13" style:family="paragraph" style:parent-style-name="Text_20_body">
      <style:text-properties officeooo:paragraph-rsid="00265942"/>
    </style:style>
    <style:style style:name="P14" style:family="paragraph" style:parent-style-name="Text_20_body">
      <style:text-properties fo:color="#000000" officeooo:paragraph-rsid="002b3e08"/>
    </style:style>
    <style:style style:name="P15" style:family="paragraph" style:parent-style-name="Text_20_body" style:list-style-name="L2">
      <style:text-properties officeooo:paragraph-rsid="002b3e08"/>
    </style:style>
    <style:style style:name="P16" style:family="paragraph" style:parent-style-name="Text_20_body" style:list-style-name="L2">
      <style:text-properties fo:font-variant="normal" fo:text-transform="none" fo:color="#000000" style:font-name="Calibri" fo:font-size="12pt" fo:letter-spacing="normal" fo:font-style="normal" fo:font-weight="normal" officeooo:rsid="002b3e08" officeooo:paragraph-rsid="002b3e08" style:font-size-asian="12pt" style:font-size-complex="12pt"/>
    </style:style>
    <style:style style:name="P17" style:family="paragraph" style:parent-style-name="Text_20_body" style:list-style-name="L2">
      <style:text-properties fo:font-variant="normal" fo:text-transform="none" fo:color="#000000" style:font-name="Calibri" fo:font-size="12pt" fo:letter-spacing="normal" fo:font-style="normal" fo:font-weight="normal" officeooo:rsid="002d6815" officeooo:paragraph-rsid="002d6815" style:font-size-asian="12pt" style:font-size-complex="12pt"/>
    </style:style>
    <style:style style:name="P18" style:family="paragraph" style:parent-style-name="Text_20_body" style:list-style-name="L2">
      <style:text-properties fo:font-variant="normal" fo:text-transform="none" fo:color="#000000" style:font-name="Calibri" fo:font-size="12pt" fo:letter-spacing="normal" fo:font-style="normal" fo:font-weight="normal" officeooo:rsid="003026a1" officeooo:paragraph-rsid="003026a1" style:font-size-asian="12pt" style:font-size-complex="12pt"/>
    </style:style>
    <style:style style:name="P19" style:family="paragraph" style:parent-style-name="Text_20_body" style:list-style-name="L2">
      <style:text-properties fo:font-variant="normal" fo:text-transform="none" fo:color="#000000" style:font-name="Calibri" fo:font-size="12pt" fo:letter-spacing="normal" fo:font-style="normal" fo:font-weight="normal" officeooo:rsid="0030d2dd" officeooo:paragraph-rsid="0030d2dd" style:font-size-asian="12pt" style:font-size-complex="12pt"/>
    </style:style>
    <style:style style:name="P20" style:family="paragraph" style:parent-style-name="Text_20_body">
      <style:text-properties fo:font-variant="normal" fo:text-transform="none" fo:color="#000000" style:font-name="Calibri" fo:font-size="12pt" fo:letter-spacing="normal" fo:font-style="normal" fo:font-weight="normal" officeooo:rsid="00281e33" officeooo:paragraph-rsid="00281e33" style:font-size-asian="12pt" style:font-size-complex="12pt"/>
    </style:style>
    <style:style style:name="P21" style:family="paragraph" style:parent-style-name="Text_20_body" style:list-style-name="L3">
      <style:text-properties fo:font-variant="normal" fo:text-transform="none" fo:color="#000000" style:font-name="Calibri" fo:font-size="12pt" fo:letter-spacing="normal" fo:font-style="normal" fo:font-weight="normal" officeooo:rsid="003172ae" officeooo:paragraph-rsid="003172ae" style:font-size-asian="12pt" style:font-weight-asian="normal" style:font-size-complex="12pt" style:font-weight-complex="normal"/>
    </style:style>
    <style:style style:name="P22" style:family="paragraph" style:parent-style-name="Text_20_body" style:list-style-name="L3">
      <style:text-properties fo:font-variant="normal" fo:text-transform="none" fo:color="#000000" style:font-name="Calibri" fo:font-size="12pt" fo:letter-spacing="normal" fo:font-style="normal" fo:font-weight="normal" officeooo:rsid="003241cb" officeooo:paragraph-rsid="003241cb" style:font-size-asian="12pt" style:font-weight-asian="normal" style:font-size-complex="12pt" style:font-weight-complex="normal"/>
    </style:style>
    <style:style style:name="P23" style:family="paragraph" style:parent-style-name="Text_20_body" style:list-style-name="L3">
      <style:text-properties fo:font-variant="normal" fo:text-transform="none" fo:color="#000000" style:font-name="Calibri" fo:font-size="12pt" fo:letter-spacing="normal" fo:font-style="normal" fo:font-weight="normal" officeooo:rsid="0033222c" officeooo:paragraph-rsid="0033222c" style:font-size-asian="12pt" style:font-weight-asian="normal" style:font-size-complex="12pt" style:font-weight-complex="normal"/>
    </style:style>
    <style:style style:name="P24" style:family="paragraph" style:parent-style-name="Text_20_body" style:list-style-name="L4">
      <style:text-properties fo:font-variant="normal" fo:text-transform="none" fo:color="#000000" style:font-name="Calibri" fo:font-size="12pt" fo:letter-spacing="normal" fo:font-style="normal" fo:font-weight="normal" officeooo:rsid="00340f34" officeooo:paragraph-rsid="00340f34" style:font-size-asian="12pt" style:font-weight-asian="normal" style:font-size-complex="12pt" style:font-weight-complex="normal"/>
    </style:style>
    <style:style style:name="P25" style:family="paragraph" style:parent-style-name="Text_20_body" style:list-style-name="L5">
      <style:text-properties fo:font-variant="normal" fo:text-transform="none" fo:color="#000000" style:font-name="Calibri" fo:font-size="12pt" fo:letter-spacing="normal" fo:font-style="normal" fo:font-weight="normal" officeooo:rsid="003942e7" officeooo:paragraph-rsid="003942e7" style:font-size-asian="12pt" style:font-weight-asian="normal" style:font-size-complex="12pt" style:font-weight-complex="normal"/>
    </style:style>
    <style:style style:name="P26" style:family="paragraph" style:parent-style-name="Text_20_body" style:list-style-name="L5">
      <style:text-properties fo:font-variant="normal" fo:text-transform="none" fo:color="#000000" style:font-name="Calibri" fo:font-size="12pt" fo:letter-spacing="normal" fo:font-style="normal" fo:font-weight="normal" officeooo:rsid="0039551a" officeooo:paragraph-rsid="0039551a" style:font-size-asian="12pt" style:font-weight-asian="normal" style:font-size-complex="12pt" style:font-weight-complex="normal"/>
    </style:style>
    <style:style style:name="P27" style:family="paragraph" style:parent-style-name="Text_20_body" style:list-style-name="L5">
      <style:text-properties fo:font-variant="normal" fo:text-transform="none" fo:color="#000000" style:font-name="Calibri" fo:font-size="12pt" fo:letter-spacing="normal" fo:font-style="normal" fo:font-weight="normal" officeooo:rsid="0039c17b" officeooo:paragraph-rsid="0039c17b" style:font-size-asian="12pt" style:font-weight-asian="normal" style:font-size-complex="12pt" style:font-weight-complex="normal"/>
    </style:style>
    <style:style style:name="P28" style:family="paragraph" style:parent-style-name="Text_20_body" style:list-style-name="L5">
      <style:text-properties fo:font-variant="normal" fo:text-transform="none" fo:color="#000000" style:font-name="Calibri" fo:font-size="12pt" fo:letter-spacing="normal" fo:font-style="normal" fo:font-weight="normal" officeooo:rsid="003afb91" officeooo:paragraph-rsid="003afb91" style:font-size-asian="12pt" style:font-weight-asian="normal" style:font-size-complex="12pt" style:font-weight-complex="normal"/>
    </style:style>
    <style:style style:name="P29" style:family="paragraph" style:parent-style-name="Text_20_body">
      <style:text-properties fo:font-variant="normal" fo:text-transform="none" fo:color="#000000" style:font-name="Calibri" fo:font-size="12pt" fo:letter-spacing="normal" fo:font-style="normal" fo:font-weight="normal" officeooo:rsid="003afb91" officeooo:paragraph-rsid="003afb91" style:font-size-asian="12pt" style:font-weight-asian="normal" style:font-size-complex="12pt" style:font-weight-complex="normal"/>
    </style:style>
    <style:style style:name="P30" style:family="paragraph" style:parent-style-name="Text_20_body">
      <style:text-properties fo:font-variant="normal" fo:text-transform="none" fo:color="#000000" style:font-name="Calibri" fo:font-size="12pt" fo:letter-spacing="normal" fo:font-style="normal" fo:font-weight="bold" officeooo:rsid="003942e7" officeooo:paragraph-rsid="003942e7" style:font-size-asian="12pt" style:font-weight-asian="bold" style:font-size-complex="12pt" style:font-weight-complex="bold"/>
    </style:style>
    <style:style style:name="P31" style:family="paragraph" style:parent-style-name="Text_20_body" style:list-style-name="L4">
      <style:text-properties officeooo:paragraph-rsid="00340f34"/>
    </style:style>
    <style:style style:name="P32" style:family="paragraph" style:parent-style-name="Text_20_body">
      <style:text-properties fo:color="#000000" style:font-name="Calibri" fo:font-size="12pt" fo:font-weight="normal" officeooo:rsid="00281e33" officeooo:paragraph-rsid="003cd7e6" style:font-size-asian="12pt" style:font-weight-asian="normal" style:font-size-complex="12pt" style:font-weight-complex="normal"/>
    </style:style>
    <style:style style:name="P33" style:family="paragraph" style:parent-style-name="Text_20_body">
      <style:text-properties fo:color="#000000" style:font-name="Calibri" fo:font-size="12pt" fo:font-weight="normal" officeooo:rsid="003cd7e6" officeooo:paragraph-rsid="003cd7e6" style:font-size-asian="12pt" style:font-weight-asian="normal" style:font-size-complex="12pt" style:font-weight-complex="normal"/>
    </style:style>
    <style:style style:name="P34" style:family="paragraph" style:parent-style-name="Text_20_body">
      <style:text-properties fo:color="#000000" style:font-name="Calibri" fo:font-size="12pt" fo:font-weight="normal" officeooo:rsid="003d37f4" officeooo:paragraph-rsid="003d37f4" style:font-size-asian="12pt" style:font-weight-asian="normal" style:font-size-complex="12pt" style:font-weight-complex="normal"/>
    </style:style>
    <style:style style:name="P35" style:family="paragraph" style:parent-style-name="Text_20_body">
      <style:text-properties fo:color="#000000" style:font-name="Calibri" fo:font-size="12pt" fo:font-weight="bold" officeooo:rsid="003d37f4" officeooo:paragraph-rsid="003d37f4" style:font-size-asian="12pt" style:font-weight-asian="bold" style:font-size-complex="12pt" style:font-weight-complex="bold"/>
    </style:style>
    <style:style style:name="P36" style:family="paragraph" style:parent-style-name="Standard" style:list-style-name="L1">
      <style:text-properties officeooo:paragraph-rsid="001f7948"/>
    </style:style>
    <style:style style:name="P37" style:family="paragraph" style:parent-style-name="Standard" style:list-style-name="L1">
      <style:text-properties officeooo:rsid="00373fd1" officeooo:paragraph-rsid="00373fd1"/>
    </style:style>
    <style:style style:name="P38" style:family="paragraph" style:parent-style-name="Standard" style:list-style-name="L1">
      <style:text-properties style:font-name="Calibri" officeooo:rsid="00373fd1" officeooo:paragraph-rsid="00373fd1"/>
    </style:style>
    <style:style style:name="T1" style:family="text">
      <style:text-properties fo:font-weight="bold" fo:background-color="transparent" loext:char-shading-value="0" loext:padding="0cm" loext:border="none"/>
    </style:style>
    <style:style style:name="T2" style:family="text">
      <style:text-properties officeooo:rsid="00217174"/>
    </style:style>
    <style:style style:name="T3" style:family="text">
      <style:text-properties fo:font-variant="normal" fo:text-transform="none" fo:color="#000000" style:font-name="Calibri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000000" style:font-name="Calibri" fo:font-size="12pt" fo:letter-spacing="normal" fo:font-style="normal" fo:font-weight="normal" officeooo:rsid="002620f2" style:font-size-asian="12pt" style:font-size-complex="12pt"/>
    </style:style>
    <style:style style:name="T5" style:family="text">
      <style:text-properties fo:font-variant="normal" fo:text-transform="none" fo:color="#000000" style:font-name="Calibri" fo:font-size="12pt" fo:letter-spacing="normal" fo:font-style="normal" fo:font-weight="normal" officeooo:rsid="00248b50" style:font-size-asian="12pt" style:font-size-complex="12pt"/>
    </style:style>
    <style:style style:name="T6" style:family="text">
      <style:text-properties fo:font-variant="normal" fo:text-transform="none" fo:color="#000000" style:font-name="Calibri" fo:font-size="12pt" fo:letter-spacing="normal" fo:font-style="normal" fo:font-weight="normal" officeooo:rsid="002b3e08" style:font-size-asian="12pt" style:font-size-complex="12pt"/>
    </style:style>
    <style:style style:name="T7" style:family="text">
      <style:text-properties fo:font-variant="normal" fo:text-transform="none" fo:color="#000000" style:font-name="Calibri" fo:font-size="12pt" fo:letter-spacing="normal" fo:font-style="normal" fo:font-weight="normal" officeooo:rsid="0035f7a8" style:font-size-asian="12pt" style:font-size-complex="12pt"/>
    </style:style>
    <style:style style:name="T8" style:family="text">
      <style:text-properties fo:font-variant="normal" fo:text-transform="none" fo:color="#000000" style:font-name="Calibri" fo:font-size="12pt" fo:letter-spacing="normal" fo:font-style="normal" fo:font-weight="normal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000000" style:font-name="Calibri" fo:font-size="12pt" fo:letter-spacing="normal" fo:font-style="normal" fo:font-weight="normal" officeooo:rsid="00340f34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00000" style:font-name="Calibri" fo:font-size="12pt" fo:letter-spacing="normal" fo:font-style="normal" fo:font-weight="bold" style:font-size-asian="12pt" style:font-size-complex="12pt"/>
    </style:style>
    <style:style style:name="T11" style:family="text">
      <style:text-properties fo:font-variant="normal" fo:text-transform="none" fo:letter-spacing="normal" fo:font-style="normal"/>
    </style:style>
    <style:style style:name="T12" style:family="text">
      <style:text-properties fo:font-variant="normal" fo:text-transform="none" fo:letter-spacing="normal" fo:font-style="normal" officeooo:rsid="002968df"/>
    </style:style>
    <style:style style:name="T13" style:family="text">
      <style:text-properties fo:font-variant="normal" fo:text-transform="none" fo:letter-spacing="normal" fo:font-style="normal" officeooo:rsid="0033222c"/>
    </style:style>
    <style:style style:name="T14" style:family="text">
      <style:text-properties fo:font-variant="normal" fo:text-transform="none" fo:letter-spacing="normal" fo:font-style="normal" officeooo:rsid="003c8c8a"/>
    </style:style>
    <style:style style:name="T15" style:family="text">
      <style:text-properties fo:font-variant="normal" fo:text-transform="none" style:font-name="Calibri" fo:font-size="12pt" fo:letter-spacing="normal" fo:font-style="normal" fo:font-weight="normal" style:font-size-asian="12pt" style:font-size-complex="12pt"/>
    </style:style>
    <style:style style:name="T16" style:family="text">
      <style:text-properties fo:color="#000000" style:font-name="Calibri" fo:font-size="12pt" fo:font-weight="normal" style:font-size-asian="12pt" style:font-weight-asian="normal" style:font-size-complex="12pt" style:font-weight-complex="normal"/>
    </style:style>
    <style:style style:name="T17" style:family="text">
      <style:text-properties officeooo:rsid="002ef53c"/>
    </style:style>
    <style:style style:name="T18" style:family="text">
      <style:text-properties officeooo:rsid="003013f5"/>
    </style:style>
    <style:style style:name="T19" style:family="text">
      <style:text-properties officeooo:rsid="003172ae"/>
    </style:style>
    <style:style style:name="T20" style:family="text">
      <style:text-properties style:font-name="Calibri"/>
    </style:style>
    <style:style style:name="T21" style:family="text">
      <style:text-properties style:font-name="Calibri" officeooo:rsid="00373fd1"/>
    </style:style>
    <style:style style:name="T22" style:family="text">
      <style:text-properties style:font-name="Calibri" officeooo:rsid="001f7948"/>
    </style:style>
    <style:style style:name="T23" style:family="text">
      <style:text-properties officeooo:rsid="0039551a"/>
    </style:style>
    <style:style style:name="T24" style:family="text">
      <style:text-properties officeooo:rsid="003afb9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ccording to Martin Flower <text:span text:style-name="T17">an</text:span> object that encapsulates access to databases is called a GateWay.</text:p>
      <text:p text:style-name="P3"/>
      <text:p text:style-name="P4">Common Rules</text:p>
      <text:p text:style-name="P3"/>
      <text:list xml:id="list2964002392" text:style-name="L1">
        <text:list-item>
          <text:p text:style-name="P36"><text:span text:style-name="T21">Use Dependency Injection. </text:span><text:span text:style-name="T22">We </text:span><text:span text:style-name="T21">generally</text:span><text:span text:style-name="T22"> do our Dependecy Injection in Singleton classes.</text:span></text:p>
        </text:list-item>
        <text:list-item>
          <text:p text:style-name="P37"><text:span text:style-name="T22">S</text:span><text:span text:style-name="T20">eparate multi threading code.</text:span></text:p>
        </text:list-item>
        <text:list-item>
          <text:p text:style-name="P38">Try to use polymorphism over if/else and switch.</text:p>
        </text:list-item>
        <text:list-item>
          <text:p text:style-name="P38">Keep data that can be configurable at top level.</text:p>
        </text:list-item>
        <text:list-item>
          <text:p text:style-name="P38">A class should know about its direct dependencies,</text:p>
        </text:list-item>
      </text:list>
      <text:p text:style-name="P1"/>
      <text:p text:style-name="P5"><text:span text:style-name="T1">Dummy </text:span>objects are passed around but never actually used. Usually they are just used to fill parameter lists.</text:p>
      <text:p text:style-name="P5"><text:span text:style-name="T1">Mocks </text:span>are pre-programmed with expectations which form a specification of the calls they are expected to receive. They can throw an exception if they receive a call they don't expect and are checked during verification to ensure they got all the calls they were expecting.</text:p>
      <text:p text:style-name="P10">Naming Conventions:</text:p>
      <text:list xml:id="list3504458289" text:style-name="L2">
        <text:list-item>
          <text:p text:style-name="P16">The names should convey the intentions of the variables. <text:span text:style-name="T18">Suppose</text:span> a variable that stores days shouldn’t be ‘d’ it can be elapsedTimeInDays.</text:p>
        </text:list-item>
        <text:list-item>
          <text:p text:style-name="P16">Avoid spreading false information like naming a <text:s/>variable list even if it is not a list.</text:p>
        </text:list-item>
        <text:list-item>
          <text:p text:style-name="P15"><text:span text:style-name="T6">Spelling similar concepts similarly is information. Using inconsistent spellings is disinformation. <text:s/></text:span><text:span text:style-name="T8">XYZControllerForEfficientHandlingOfStrings</text:span><text:span text:style-name="T16"> </text:span></text:p>
        </text:list-item>
      </text:list>
      <text:p text:style-name="P14"><text:tab/><text:tab/><text:tab/><text:tab/> <text:s text:c="2"/><text:span text:style-name="T15">XYZControllerForEfficientStorageOfStrings</text:span> </text:p>
      <text:list xml:id="list20712613651651" text:continue-numbering="true" text:style-name="L2">
        <text:list-item>
          <text:p text:style-name="P17">The variable names should be pronounceable, it becomes easier for other developers to read.</text:p>
        </text:list-item>
        <text:list-item>
          <text:p text:style-name="P18">Class names should be a noun or noun with a phrase and in PascalCase. </text:p>
        </text:list-item>
        <text:list-item>
          <text:p text:style-name="P18">Method names should be verb or verb phrase and in camelCase.</text:p>
        </text:list-item>
        <text:list-item>
          <text:p text:style-name="P19">Pick one word per concept.</text:p>
        </text:list-item>
        <text:list-item>
          <text:p text:style-name="P19">Replace magic numbers with constants.</text:p>
        </text:list-item>
      </text:list>
      <text:p text:style-name="P6">Command Query separation<text:span text:style-name="T2">(first coined by Bertrand Meyer)</text:span> – A function can either be a command or a query. A command changes the state of the system while a query returns data of the system without changing the internal structure of the state.</text:p>
      <text:p text:style-name="P6"/>
      <text:p text:style-name="P11">F<text:span text:style-name="T19">unction:</text:span></text:p>
      <text:list xml:id="list3510543169" text:style-name="L3">
        <text:list-item>
          <text:p text:style-name="P21">A function should be small and properly idented (if,else,function body),</text:p>
        </text:list-item>
        <text:list-item>
          <text:p text:style-name="P22">The function should do only one thing.</text:p>
        </text:list-item>
        <text:list-item>
          <text:p text:style-name="P22">Names should be descriptive and preferably a verb or a verb phrase.</text:p>
        </text:list-item>
        <text:list-item>
          <text:p text:style-name="P23"><text:soft-page-break/>Functions should not have any side effects.</text:p>
        </text:list-item>
        <text:list-item>
          <text:p text:style-name="P23">Try to have as less arguments as possible.</text:p>
        </text:list-item>
        <text:list-item>
          <text:p text:style-name="P23">Dont use flag arguments. As that means that the function is doing more than one thing,</text:p>
        </text:list-item>
      </text:list>
      <text:p text:style-name="P8"/>
      <text:p text:style-name="P12">Comments</text:p>
      <text:list xml:id="list3009830176" text:style-name="L4">
        <text:list-item>
          <text:p text:style-name="P24">Always try to explain through code.</text:p>
        </text:list-item>
        <text:list-item>
          <text:p text:style-name="P31"><text:span text:style-name="T9">Good Comment can be used for legal comments, specifying the intent, clarifying the code or </text:span><text:span text:style-name="T8">warning of consequences</text:span><text:span text:style-name="T16"> .</text:span></text:p>
        </text:list-item>
        <text:list-item>
          <text:p text:style-name="P24">Don’t add obvious things in the comments.</text:p>
        </text:list-item>
        <text:list-item>
          <text:p text:style-name="P24">Remove code that is not needed. Dont comment it out.</text:p>
        </text:list-item>
      </text:list>
      <text:p text:style-name="P7"/>
      <text:p text:style-name="P13"><text:span text:style-name="T7">A</text:span><text:span text:style-name="T3">n </text:span><text:span text:style-name="T8">entity object</text:span><text:span text:style-name="T10"> </text:span><text:span text:style-name="T3">provides a </text:span><text:span text:style-name="T8">Java </text:span><text:span text:style-name="T3">representation of data from a database</text:span> <text:span text:style-name="T5">Entity objects need to be created by the Gateway (Factory), <text:s/>Entity Objects that are </text:span><text:span text:style-name="T4">not in the db wont compare same.</text:span></text:p>
      <text:p text:style-name="P30">Code Formatting</text:p>
      <text:list xml:id="list675351949" text:style-name="L5">
        <text:list-item>
          <text:p text:style-name="P25">Related code should vertically close to each other.</text:p>
        </text:list-item>
        <text:list-item>
          <text:p text:style-name="P25">Codes are read left to right. Top to bo<text:span text:style-name="T23">tt</text:span>om.</text:p>
        </text:list-item>
        <text:list-item>
          <text:p text:style-name="P25">Code should be properly idented along with proper spacing for loops, conditions , functions. <text:span text:style-name="T24">Don’t do horizontal alignment.</text:span></text:p>
        </text:list-item>
        <text:list-item>
          <text:p text:style-name="P26">Dependent function and same conceptual functions should be vertically close to each other.</text:p>
        </text:list-item>
        <text:list-item>
          <text:p text:style-name="P27">A function that is called should be below a function that does the calling.</text:p>
        </text:list-item>
        <text:list-item>
          <text:p text:style-name="P28">Variables should be close to their usage.</text:p>
        </text:list-item>
        <text:list-item>
          <text:p text:style-name="P28">Instance Variables are declared on top of the class.</text:p>
        </text:list-item>
        <text:list-item>
          <text:p text:style-name="P28">Keep the lines short.</text:p>
        </text:list-item>
      </text:list>
      <text:p text:style-name="P29"/>
      <text:p text:style-name="P29"/>
      <text:p text:style-name="P20"/>
      <text:p text:style-name="P20"/>
      <text:p text:style-name="P20"/>
      <text:p text:style-name="P32"><text:soft-page-break/><text:span text:style-name="T11">Objects hide their data behind abstractions and expose functions that operate on that data. </text:span><text:span text:style-name="T12">Objects expose behaviours and hide data, this makes it easy to add new objects without </text:span><text:span text:style-name="T13">altering</text:span><text:span text:style-name="T12"> the existing behaviour</text:span><text:span text:style-name="T11">. </text:span></text:p>
      <text:p text:style-name="P32"><text:span text:style-name="T11">Data structures expose their data and have no meaningful functions. </text:span><text:span text:style-name="T14">This makes it easy to add new behaviours to existing data structures.</text:span></text:p>
      <text:p text:style-name="P33"><text:span text:style-name="T14">A</text:span><text:span text:style-name="T11">void using hybrid (Objects + Data Structure).</text:span></text:p>
      <text:p text:style-name="P33"><text:span text:style-name="T11">Use Data Transfer Objects (DTOs) for keeping data needs to be parsed or sent through socket.</text:span></text:p>
      <text:p text:style-name="P33"><text:span text:style-name="T11">Base class should not know about their derivatives.</text:span></text:p>
      <text:p text:style-name="P33"><text:span text:style-name="T11"/></text:p>
      <text:p text:style-name="P33"><text:span text:style-name="T11"/></text:p>
      <text:p text:style-name="P33"><text:span text:style-name="T11"/></text:p>
      <text:p text:style-name="P35"><text:span text:style-name="T11">Test Driven Development </text:span></text:p>
      <text:p text:style-name="P35"><text:span text:style-name="T11">Law 1 – Dont write production code until you have written a failing unit test case.</text:span></text:p>
      <text:p text:style-name="P35"><text:span text:style-name="T11">Law 2 – You may not write than a unit test <text:s/>that is failing.</text:span></text:p>
      <text:p text:style-name="P35"><text:span text:style-name="T11">Law 3 – You may not write more code than the code required to pass the unit test.</text:span></text:p>
      <text:p text:style-name="P35"><text:span text:style-name="T11"/></text:p>
      <text:p text:style-name="P34"><text:span text:style-name="T11">Test should be clean and the test code written should be well readable. Each test should have only one concept.</text:span></text:p>
      <text:p text:style-name="P34"><text:span text:style-name="T11">The Test should be fast. Since the quicker it shows whats wrong the faster we can fix it / code the system.</text:span></text:p>
      <text:p text:style-name="P34"><text:span text:style-name="T11">The tests should not depend on each other.</text:span></text:p>
      <text:p text:style-name="P34"><text:span text:style-name="T11">The tests should be able to run in any environment.</text:span></text:p>
      <text:p text:style-name="P34"><text:span text:style-name="T11">The tests should have a boolean logic check.</text:span></text:p>
      <text:p text:style-name="P34"><text:span text:style-name="T11">The tests should be written in a timely manner following the laws above.</text:span></text:p>
      <text:p text:style-name="P33"><text:span text:style-name="T11"/></text:p>
      <text:p text:style-name="P9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6T18:57:25.327000000</meta:creation-date>
    <dc:date>2021-01-28T02:07:11.743000000</dc:date>
    <meta:editing-duration>PT1H42M28S</meta:editing-duration>
    <meta:editing-cycles>20</meta:editing-cycles>
    <meta:generator>LibreOffice/5.3.4.2$Windows_x86 LibreOffice_project/f82d347ccc0be322489bf7da61d7e4ad13fe2ff3</meta:generator>
    <meta:document-statistic meta:table-count="0" meta:image-count="0" meta:object-count="0" meta:page-count="3" meta:paragraph-count="57" meta:word-count="731" meta:character-count="4267" meta:non-whitespace-character-count="3604"/>
  </office:meta>
</office:document-meta>
</file>